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88959183673">
            <text:p>5.89</text:p>
          </table:table-cell>
          <table:table-cell office:value-type="float" office:value="14.143877551">
            <text:p>14.14</text:p>
          </table:table-cell>
          <table:table-cell office:value-type="float" office:value="75.5674642244">
            <text:p>75.57</text:p>
          </table:table-cell>
          <table:table-cell office:value-type="float" office:value="77.7748234641">
            <text:p>77.77</text:p>
          </table:table-cell>
          <table:table-cell office:value-type="float" office:value="49.0799319728">
            <text:p>49.08</text:p>
          </table:table-cell>
          <table:table-cell office:value-type="float" office:value="39.2885487528">
            <text:p>39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8726309805">
            <text:p>3.49</text:p>
          </table:table-cell>
          <table:table-cell office:value-type="float" office:value="8.95305621432">
            <text:p>8.95</text:p>
          </table:table-cell>
          <table:table-cell office:value-type="float" office:value="30.3101379116">
            <text:p>30.31</text:p>
          </table:table-cell>
          <table:table-cell office:value-type="float" office:value="34.6174332716">
            <text:p>34.62</text:p>
          </table:table-cell>
          <table:table-cell office:value-type="float" office:value="29.0605258171">
            <text:p>29.06</text:p>
          </table:table-cell>
          <table:table-cell office:value-type="float" office:value="24.8696005953">
            <text:p>24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7244897959">
            <text:p>6.07</text:p>
          </table:table-cell>
          <table:table-cell office:value-type="float" office:value="14.6336734694">
            <text:p>14.63</text:p>
          </table:table-cell>
          <table:table-cell office:value-type="float" office:value="78.365202089">
            <text:p>78.37</text:p>
          </table:table-cell>
          <table:table-cell office:value-type="float" office:value="80.6178351863">
            <text:p>80.62</text:p>
          </table:table-cell>
          <table:table-cell office:value-type="float" office:value="50.6037414966">
            <text:p>50.60</text:p>
          </table:table-cell>
          <table:table-cell office:value-type="float" office:value="40.6490929705">
            <text:p>40.6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5882280942">
            <text:p>3.46</text:p>
          </table:table-cell>
          <table:table-cell office:value-type="float" office:value="9.12352010787">
            <text:p>9.12</text:p>
          </table:table-cell>
          <table:table-cell office:value-type="float" office:value="28.0198915233">
            <text:p>28.02</text:p>
          </table:table-cell>
          <table:table-cell office:value-type="float" office:value="34.7715855381">
            <text:p>34.77</text:p>
          </table:table-cell>
          <table:table-cell office:value-type="float" office:value="28.8235234119">
            <text:p>28.82</text:p>
          </table:table-cell>
          <table:table-cell office:value-type="float" office:value="25.3431114107">
            <text:p>25.3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5204081633">
            <text:p>6.05</text:p>
          </table:table-cell>
          <table:table-cell office:value-type="float" office:value="14.4806122449">
            <text:p>14.48</text:p>
          </table:table-cell>
          <table:table-cell office:value-type="float" office:value="78.1952756671">
            <text:p>78.20</text:p>
          </table:table-cell>
          <table:table-cell office:value-type="float" office:value="79.8011847861">
            <text:p>79.80</text:p>
          </table:table-cell>
          <table:table-cell office:value-type="float" office:value="50.4336734694">
            <text:p>50.43</text:p>
          </table:table-cell>
          <table:table-cell office:value-type="float" office:value="40.2239229025">
            <text:p>4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841977207">
            <text:p>3.44</text:p>
          </table:table-cell>
          <table:table-cell office:value-type="float" office:value="8.98968738149">
            <text:p>8.99</text:p>
          </table:table-cell>
          <table:table-cell office:value-type="float" office:value="28.0144100538">
            <text:p>28.01</text:p>
          </table:table-cell>
          <table:table-cell office:value-type="float" office:value="34.8438020075">
            <text:p>34.84</text:p>
          </table:table-cell>
          <table:table-cell office:value-type="float" office:value="28.6534981006">
            <text:p>28.65</text:p>
          </table:table-cell>
          <table:table-cell office:value-type="float" office:value="24.9713538375">
            <text:p>24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7244897959">
            <text:p>6.07</text:p>
          </table:table-cell>
          <table:table-cell office:value-type="float" office:value="14.5112244898">
            <text:p>14.51</text:p>
          </table:table-cell>
          <table:table-cell office:value-type="float" office:value="78.365202089">
            <text:p>78.37</text:p>
          </table:table-cell>
          <table:table-cell office:value-type="float" office:value="79.9181766107">
            <text:p>79.92</text:p>
          </table:table-cell>
          <table:table-cell office:value-type="float" office:value="50.6037414966">
            <text:p>50.60</text:p>
          </table:table-cell>
          <table:table-cell office:value-type="float" office:value="40.3089569161">
            <text:p>40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5882280942">
            <text:p>3.46</text:p>
          </table:table-cell>
          <table:table-cell office:value-type="float" office:value="9.0256569963">
            <text:p>9.03</text:p>
          </table:table-cell>
          <table:table-cell office:value-type="float" office:value="28.0198915233">
            <text:p>28.02</text:p>
          </table:table-cell>
          <table:table-cell office:value-type="float" office:value="34.5895880711">
            <text:p>34.59</text:p>
          </table:table-cell>
          <table:table-cell office:value-type="float" office:value="28.8235234119">
            <text:p>28.82</text:p>
          </table:table-cell>
          <table:table-cell office:value-type="float" office:value="25.0712694342">
            <text:p>25.0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5204081633">
            <text:p>6.05</text:p>
          </table:table-cell>
          <table:table-cell office:value-type="float" office:value="14.4806122449">
            <text:p>14.48</text:p>
          </table:table-cell>
          <table:table-cell office:value-type="float" office:value="78.1700953656">
            <text:p>78.17</text:p>
          </table:table-cell>
          <table:table-cell office:value-type="float" office:value="79.7383161824">
            <text:p>79.74</text:p>
          </table:table-cell>
          <table:table-cell office:value-type="float" office:value="50.4336734694">
            <text:p>50.43</text:p>
          </table:table-cell>
          <table:table-cell office:value-type="float" office:value="40.2239229025">
            <text:p>4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76072623">
            <text:p>3.45</text:p>
          </table:table-cell>
          <table:table-cell office:value-type="float" office:value="9.02981397602">
            <text:p>9.03</text:p>
          </table:table-cell>
          <table:table-cell office:value-type="float" office:value="28.0349851167">
            <text:p>28.03</text:p>
          </table:table-cell>
          <table:table-cell office:value-type="float" office:value="34.5992643996">
            <text:p>34.60</text:p>
          </table:table-cell>
          <table:table-cell office:value-type="float" office:value="28.7300605192">
            <text:p>28.73</text:p>
          </table:table-cell>
          <table:table-cell office:value-type="float" office:value="25.0828166">
            <text:p>25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3163265306">
            <text:p>6.03</text:p>
          </table:table-cell>
          <table:table-cell office:value-type="float" office:value="14.3887755102">
            <text:p>14.39</text:p>
          </table:table-cell>
          <table:table-cell office:value-type="float" office:value="77.7659733207">
            <text:p>77.77</text:p>
          </table:table-cell>
          <table:table-cell office:value-type="float" office:value="79.2354780594">
            <text:p>79.24</text:p>
          </table:table-cell>
          <table:table-cell office:value-type="float" office:value="50.2636054422">
            <text:p>50.26</text:p>
          </table:table-cell>
          <table:table-cell office:value-type="float" office:value="39.9688208617">
            <text:p>39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6821564834">
            <text:p>3.47</text:p>
          </table:table-cell>
          <table:table-cell office:value-type="float" office:value="9.00470594261">
            <text:p>9.00</text:p>
          </table:table-cell>
          <table:table-cell office:value-type="float" office:value="28.4282477145">
            <text:p>28.43</text:p>
          </table:table-cell>
          <table:table-cell office:value-type="float" office:value="34.5321653878">
            <text:p>34.53</text:p>
          </table:table-cell>
          <table:table-cell office:value-type="float" office:value="28.9017970695">
            <text:p>28.90</text:p>
          </table:table-cell>
          <table:table-cell office:value-type="float" office:value="25.0130720628">
            <text:p>25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0112244898">
            <text:p>6.01</text:p>
          </table:table-cell>
          <table:table-cell office:value-type="float" office:value="14.4193877551">
            <text:p>14.42</text:p>
          </table:table-cell>
          <table:table-cell office:value-type="float" office:value="77.5960468989">
            <text:p>77.60</text:p>
          </table:table-cell>
          <table:table-cell office:value-type="float" office:value="79.4599386881">
            <text:p>79.46</text:p>
          </table:table-cell>
          <table:table-cell office:value-type="float" office:value="50.093537415">
            <text:p>50.09</text:p>
          </table:table-cell>
          <table:table-cell office:value-type="float" office:value="40.0538548753">
            <text:p>40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762659128">
            <text:p>3.45</text:p>
          </table:table-cell>
          <table:table-cell office:value-type="float" office:value="8.99033435808">
            <text:p>8.99</text:p>
          </table:table-cell>
          <table:table-cell office:value-type="float" office:value="28.419262274">
            <text:p>28.42</text:p>
          </table:table-cell>
          <table:table-cell office:value-type="float" office:value="34.6425397573">
            <text:p>34.64</text:p>
          </table:table-cell>
          <table:table-cell office:value-type="float" office:value="28.730221594">
            <text:p>28.73</text:p>
          </table:table-cell>
          <table:table-cell office:value-type="float" office:value="24.9731509947">
            <text:p>24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3.44827586207">
            <text:p>3.45</text:p>
          </table:table-cell>
          <table:table-cell office:value-type="float" office:value="2.80777537797">
            <text:p>2.81</text:p>
          </table:table-cell>
          <table:table-cell office:value-type="float" office:value="0.833333333333">
            <text:p>0.8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170.27027027">
            <text:p>170.27</text:p>
          </table:table-cell>
          <table:table-cell office:value-type="float" office:value="261.930294906">
            <text:p>261.93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4387755102">
            <text:p>5.94</text:p>
          </table:table-cell>
          <table:table-cell office:value-type="float" office:value="14.1744897959">
            <text:p>14.17</text:p>
          </table:table-cell>
          <table:table-cell office:value-type="float" office:value="76.6717693221">
            <text:p>76.67</text:p>
          </table:table-cell>
          <table:table-cell office:value-type="float" office:value="78.1871141423">
            <text:p>78.19</text:p>
          </table:table-cell>
          <table:table-cell office:value-type="float" office:value="49.5323129252">
            <text:p>49.53</text:p>
          </table:table-cell>
          <table:table-cell office:value-type="float" office:value="39.3735827664">
            <text:p>39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594456487">
            <text:p>3.45</text:p>
          </table:table-cell>
          <table:table-cell office:value-type="float" office:value="8.85486838566">
            <text:p>8.85</text:p>
          </table:table-cell>
          <table:table-cell office:value-type="float" office:value="29.0390901399">
            <text:p>29.04</text:p>
          </table:table-cell>
          <table:table-cell office:value-type="float" office:value="34.4345692571">
            <text:p>34.43</text:p>
          </table:table-cell>
          <table:table-cell office:value-type="float" office:value="28.7162047073">
            <text:p>28.72</text:p>
          </table:table-cell>
          <table:table-cell office:value-type="float" office:value="24.5968566268">
            <text:p>24.60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.35135135135">
            <text:p>1.35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98">
            <text:p>31.98</text:p>
          </table:table-cell>
          <table:table-cell office:value-type="float" office:value="710.810810811">
            <text:p>710.8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88.8333333333">
            <text:p>88.8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04183673469">
            <text:p>5.04</text:p>
          </table:table-cell>
          <table:table-cell office:value-type="float" office:value="12.9344897959">
            <text:p>12.93</text:p>
          </table:table-cell>
          <table:table-cell office:value-type="float" office:value="79.7631658931">
            <text:p>79.76</text:p>
          </table:table-cell>
          <table:table-cell office:value-type="float" office:value="102.580027235">
            <text:p>102.58</text:p>
          </table:table-cell>
          <table:table-cell office:value-type="float" office:value="42.0153061224">
            <text:p>42.02</text:p>
          </table:table-cell>
          <table:table-cell office:value-type="float" office:value="35.929138322">
            <text:p>35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0.666666666667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4861685914">
            <text:p>3.85</text:p>
          </table:table-cell>
          <table:table-cell office:value-type="float" office:value="8.7272007484">
            <text:p>8.73</text:p>
          </table:table-cell>
          <table:table-cell office:value-type="float" office:value="99.85334447">
            <text:p>99.85</text:p>
          </table:table-cell>
          <table:table-cell office:value-type="float" office:value="103.650605703">
            <text:p>103.65</text:p>
          </table:table-cell>
          <table:table-cell office:value-type="float" office:value="32.0718071595">
            <text:p>32.07</text:p>
          </table:table-cell>
          <table:table-cell office:value-type="float" office:value="24.2422243011">
            <text:p>24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54:47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